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sans-serif"/>
    <style:font-face style:name="Lohit Devanagari1" svg:font-family="'Lohit Devanagari'"/>
    <style:font-face style:name="Montserrat" svg:font-family="Montserra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officeooo:rsid="00066136" officeooo:paragraph-rsid="00066136" style:text-blinking="false" fo:background-color="transparent"/>
    </style:style>
    <style:style style:name="P2" style:family="paragraph" style:parent-style-name="Standard">
      <style:text-properties officeooo:rsid="000491e9" officeooo:paragraph-rsid="000491e9"/>
    </style:style>
    <style:style style:name="P3" style:family="paragraph" style:parent-style-name="Standard">
      <style:text-properties officeooo:rsid="0005e597" officeooo:paragraph-rsid="0005e597"/>
    </style:style>
    <style:style style:name="P4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paragraph-rsid="0005e597" style:text-blinking="false" fo:background-color="transparent"/>
    </style:style>
    <style:style style:name="P5" style:family="paragraph" style:parent-style-name="Text_20_body">
      <style:text-properties fo:font-weight="normal"/>
    </style:style>
    <style:style style:name="P6" style:family="paragraph" style:parent-style-name="Text_20_body">
      <style:text-properties officeooo:rsid="0005e597" officeooo:paragraph-rsid="0005e597"/>
    </style:style>
    <style:style style:name="P7" style:family="paragraph" style:parent-style-name="Text_20_body">
      <style:text-properties officeooo:rsid="00066136" officeooo:paragraph-rsid="00066136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Montserrat" fo:font-size="10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rsid="0005e597" officeooo:paragraph-rsid="0005e597" style:text-blinking="false" fo:background-color="transparent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2cc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rsid="00066136" officeooo:paragraph-rsid="00066136" style:text-blinking="false" fo:background-color="#fff2cc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5e597" officeooo:paragraph-rsid="0005e597" style:text-blinking="false" fo:background-color="transparent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66136" officeooo:paragraph-rsid="00066136" style:text-blinking="false" fo:background-color="transparent"/>
    </style:style>
    <style:style style:name="P1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#fff2cc"/>
    </style:style>
    <style:style style:name="P1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5e597" officeooo:paragraph-rsid="0005e597" style:text-blinking="false" fo:background-color="#fff2cc"/>
    </style:style>
    <style:style style:name="P1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66136" officeooo:paragraph-rsid="00066136" style:text-blinking="false" fo:background-color="#fff2cc"/>
    </style:style>
    <style:style style:name="P19" style:family="paragraph" style:parent-style-name="Text_20_body">
      <style:paragraph-properties fo:margin-top="0cm" fo:margin-bottom="0cm" loext:contextual-spacing="false" fo:line-height="138%" style:writing-mode="lr-tb"/>
    </style:style>
    <style:style style:name="T1" style:family="text">
      <style:text-properties style:font-name="Montserrat" fo:font-size="10pt"/>
    </style:style>
    <style:style style:name="T2" style:family="text">
      <style:text-properties style:font-name="Montserrat" fo:font-size="10pt" fo:font-style="normal" fo:font-weight="normal"/>
    </style:style>
    <style:style style:name="T3" style:family="text">
      <style:text-properties style:font-name="Montserrat" fo:font-size="10pt" fo:font-style="normal" fo:font-weight="normal" officeooo:rsid="0005e597"/>
    </style:style>
    <style:style style:name="T4" style:family="text">
      <style:text-properties fo:font-weight="normal"/>
    </style:style>
    <style:style style:name="T5" style:family="text">
      <style:text-properties fo:font-variant="normal" fo:text-transform="none" fo:color="#000000" style:text-line-through-style="none" style:text-line-through-type="none" style:font-name="Montserrat" fo:font-size="10pt" fo:font-style="normal" style:text-underline-style="none" fo:font-weight="normal" officeooo:rsid="0005e597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officeooo:rsid="00066136"/>
    </style:style>
    <style:style style:name="T8" style:family="text">
      <style:text-properties style:font-name="Arial" fo:font-size="10pt" fo:font-style="normal" fo:font-weight="normal"/>
    </style:style>
    <style:style style:name="T9" style:family="text">
      <style:text-properties style:font-name="Arial" fo:font-size="10pt" fo:font-style="normal" fo:font-weight="normal" officeooo:rsid="000661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Code 1</text:p>
      <text:p text:style-name="Standard"><text:s text:c="4"/>SELECT a.FullName as employee, b.FullName as manager </text:p>
      <text:p text:style-name="Standard"><text:s text:c="4"/>FROM EmployeeDetails a</text:p>
      <text:p text:style-name="Standard"><text:s text:c="8"/>left join EmployeeDetails b on a.ManagerID = b.EmpID</text:p>
      <text:p text:style-name="Standard">GO</text:p>
      <text:p text:style-name="Standard"/>
      <text:p text:style-name="Standard"/>
      <text:p text:style-name="P3">code 2</text:p>
      <text:p text:style-name="P3"/>
      <text:p text:style-name="P3">select count(1) from EmployeeDetails where EmpID is null or FullName is null or ManagerID is null</text:p>
      <text:p text:style-name="P3"/>
      <text:p text:style-name="P3"/>
      <text:p text:style-name="P4"><text:span text:style-name="T2"/></text:p>
      <text:p text:style-name="P10"><text:span text:style-name="T2">Code 5</text:span></text:p>
      <text:p text:style-name="P10"><text:span text:style-name="T2"/></text:p>
      <text:p text:style-name="P19"><text:span text:style-name="T6">For this question WRITE how the model would be like. Example:</text:span></text:p>
      <text:p text:style-name="P16">-  Student table</text:p>
      <text:p text:style-name="P6">student_id</text:p>
      <text:p text:style-name="P6">name</text:p>
      <text:p text:style-name="P6">dt_born</text:p>
      <text:p text:style-name="P6">id_grade</text:p>
      <text:p text:style-name="P6">id_classe</text:p>
      <text:p text:style-name="P7">id_attendance</text:p>
      <text:p text:style-name="P7"/>
      <text:p text:style-name="P16">- Teacher table</text:p>
      <text:p text:style-name="P16"/>
      <text:p text:style-name="P17">id_teacher</text:p>
      <text:p text:style-name="P17">name</text:p>
      <text:p text:style-name="P17">id_classe<text:span text:style-name="T7">s</text:span></text:p>
      <text:p text:style-name="P17"/>
      <text:p text:style-name="P18">Classes Table</text:p>
      <text:p text:style-name="P18"/>
      <text:p text:style-name="P18">id_classe</text:p>
      <text:p text:style-name="P18">id_classe</text:p>
      <text:p text:style-name="P18">name</text:p>
      <text:p text:style-name="P18">id_grade</text:p>
      <text:p text:style-name="P17"/>
      <text:p text:style-name="P14">Attendance</text:p>
      <text:p text:style-name="P14"/>
      <text:p text:style-name="P14">id_attendance <text:span text:style-name="T7">fk</text:span></text:p>
      <text:p text:style-name="P14">id_student <text:span text:style-name="T7">fk</text:span></text:p>
      <text:p text:style-name="P15"><text:soft-page-break/>id_classe fk</text:p>
      <text:p text:style-name="P15">dt_attendance</text:p>
      <text:p text:style-name="P15"/>
      <text:p text:style-name="P15"/>
      <text:p text:style-name="P15">Assignments</text:p>
      <text:p text:style-name="P15">id_assignments pk</text:p>
      <text:p text:style-name="P15">id_aluno fk</text:p>
      <text:p text:style-name="P15"/>
      <text:p text:style-name="P15"/>
      <text:h text:style-name="P1" text:outline-level="2"><text:bookmark text:name="docs-internal-guid-08ac1c9b-7fff-9d1a-6d23-61ddb0b44a83"/>CODE TEST 6:</text:h>
      <text:p text:style-name="P13">The school wants to be able to track student performance over time and attempting to access the OLTP model above is causing performance issues.  Please set up a warehouse model to compliment the OLTP model.</text:p>
      <text:p text:style-name="Text_20_body"/>
      <text:p text:style-name="P16">Example: Looking for a simple star schema setup that includes the following:</text:p>
      <text:p text:style-name="Text_20_body"/>
      <text:p text:style-name="P16">- A fact table for students</text:p>
      <text:p text:style-name="Text_20_body"/>
      <text:p text:style-name="P11">             <text:span text:style-name="T9">id_students</text:span></text:p>
      <text:p text:style-name="P11"><text:span text:style-name="T9"><text:tab/>id_classes</text:span></text:p>
      <text:p text:style-name="P11"><text:span text:style-name="T9"><text:tab/>id_couse</text:span></text:p>
      <text:p text:style-name="P11"><text:span text:style-name="T9"><text:tab/></text:span></text:p>
      <text:p text:style-name="P11">…</text:p>
      <text:p text:style-name="Text_20_body"/>
      <text:p text:style-name="P16">- A dimension for Classes</text:p>
      <text:p text:style-name="P12">id_classe</text:p>
      <text:p text:style-name="P12">name</text:p>
      <text:p text:style-name="P12"/>
      <text:p text:style-name="P12">dimension course</text:p>
      <text:p text:style-name="P12">id_course</text:p>
      <text:p text:style-name="P12">name</text:p>
      <text:p text:style-name="P12"/>
      <text:p text:style-name="P12">dimension attendence</text:p>
      <text:p text:style-name="P12">id_attendence</text:p>
      <text:p text:style-name="P12">dt_attendence</text:p>
      <text:p text:style-name="P5"><text:line-break/></text:p>
      <text:p text:style-name="Text_20_body"><text:line-break/></text:p>
      <text:p text:style-name="Text_20_body"><text:soft-page-break/><text:span text:style-name="T4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sans-serif"/>
    <style:font-face style:name="Lohit Devanagari1" svg:font-family="'Lohit Devanagari'"/>
    <style:font-face style:name="Montserrat" svg:font-family="Montserra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3T15:06:54.756664069</meta:creation-date>
    <dc:date>2024-05-13T15:24:50.930504918</dc:date>
    <meta:editing-duration>PT6M45S</meta:editing-duration>
    <meta:editing-cycles>1</meta:editing-cycles>
    <meta:document-statistic meta:table-count="0" meta:image-count="0" meta:object-count="0" meta:page-count="3" meta:paragraph-count="54" meta:word-count="161" meta:character-count="1056" meta:non-whitespace-character-count="907"/>
    <meta:generator>LibreOffice/6.4.7.2$Linux_X86_64 LibreOffice_project/40$Build-2</meta:generator>
  </office:meta>
</office:document-meta>
</file>